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4" style:family="table-cell" style:parent-style-name="Default" style:data-style-name="N38"/>
    <style:style style:name="ce3" style:family="table-cell" style:parent-style-name="Default" style:data-style-name="N38">
      <style:table-cell-properties fo:background-color="#ffcc99"/>
    </style:style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7" style:family="table-cell" style:parent-style-name="Default" style:data-style-name="N2">
      <style:table-cell-properties fo:background-color="#ffcc99"/>
    </style:style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3"/>
    <style:style style:name="ce15" style:family="table-cell" style:parent-style-name="Default" style:data-style-name="N113">
      <style:table-cell-properties fo:background-color="#ffcc99"/>
    </style:style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1" style:family="table-cell" style:parent-style-name="Default" style:data-style-name="N104"/>
    <style:style style:name="ce20" style:family="table-cell" style:parent-style-name="Default" style:data-style-name="N104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 office:value-type="date" office:date-value="2019-01-18" calcext:value-type="date">
            <text:p>18 January 2019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table:formula="of:=0.219969248*[.B206]" office:value-type="float" office:value="5.99856139296" calcext:value-type="float">
            <text:p>6.00</text:p>
          </table:table-cell>
          <table:table-cell table:style-name="ce6" office:value-type="float" office:value="374.7" calcext:value-type="float">
            <text:p>374.70</text:p>
          </table:table-cell>
          <table:table-cell table:style-name="ce10" table:formula="of:=[.D206]/[.C206]" office:value-type="float" office:value="62.4649770926331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6]" office:value-type="currency" office:currency="GBP" office:value="5.1689157" calcext:value-type="currency">
            <text:p>£5.17</text:p>
          </table:table-cell>
          <table:table-cell table:style-name="ce19" table:formula="of:=[.F206]*[.B206]" office:value-type="currency" office:currency="GBP" office:value="31.00599" calcext:value-type="currency">
            <text:p>£31.01</text:p>
          </table:table-cell>
          <table:table-cell table:style-name="ce19" table:formula="of:=[.H206]/([.D206]/100)" office:value-type="currency" office:currency="GBP" office:value="8.2748839071257" calcext:value-type="currency">
            <text:p>£8.27</text:p>
          </table:table-cell>
          <table:table-cell table:style-name="ce19" table:formula="of:=[.H206]/([.D206]/60)" office:value-type="currency" office:currency="GBP" office:value="4.96493034427542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9-01-25" calcext:value-type="date">
            <text:p>25 January 2019</text:p>
          </table:table-cell>
          <table:table-cell table:style-name="ce6" office:value-type="float" office:value="31.56" calcext:value-type="float">
            <text:p>31.56</text:p>
          </table:table-cell>
          <table:table-cell table:style-name="ce6" table:formula="of:=0.219969248*[.B207]" office:value-type="float" office:value="6.94222946688" calcext:value-type="float">
            <text:p>6.94</text:p>
          </table:table-cell>
          <table:table-cell table:style-name="ce6" office:value-type="float" office:value="421.3" calcext:value-type="float">
            <text:p>421.30</text:p>
          </table:table-cell>
          <table:table-cell table:style-name="ce10" table:formula="of:=[.D207]/[.C207]" office:value-type="float" office:value="60.6865563879642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7]" office:value-type="currency" office:currency="GBP" office:value="5.1689157" calcext:value-type="currency">
            <text:p>£5.17</text:p>
          </table:table-cell>
          <table:table-cell table:style-name="ce19" table:formula="of:=[.F207]*[.B207]" office:value-type="currency" office:currency="GBP" office:value="35.88372" calcext:value-type="currency">
            <text:p>£35.88</text:p>
          </table:table-cell>
          <table:table-cell table:style-name="ce19" table:formula="of:=[.H207]/([.D207]/100)" office:value-type="currency" office:currency="GBP" office:value="8.51737953952053" calcext:value-type="currency">
            <text:p>£8.52</text:p>
          </table:table-cell>
          <table:table-cell table:style-name="ce19" table:formula="of:=[.H207]/([.D207]/60)" office:value-type="currency" office:currency="GBP" office:value="5.11042772371232" calcext:value-type="currency">
            <text:p>£5.1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11])" office:value-type="float" office:value="3772.49" calcext:value-type="float">
            <text:p>3772.49</text:p>
          </table:table-cell>
          <table:table-cell table:style-name="ce7" table:formula="of:=SUM([.C2:.C211])" office:value-type="float" office:value="829.83178838752" calcext:value-type="float">
            <text:p>829.83</text:p>
          </table:table-cell>
          <table:table-cell table:style-name="ce7" table:formula="of:=SUM([.D2:.D211])" office:value-type="float" office:value="51634.1" calcext:value-type="float">
            <text:p>51634.10</text:p>
          </table:table-cell>
          <table:table-cell table:style-name="ce11" table:formula="of:=[.D212]/[.C212]" office:value-type="float" office:value="62.2223693073175" calcext:value-type="float">
            <text:p>62.22</text:p>
          </table:table-cell>
          <table:table-cell table:style-name="ce15"/>
          <table:table-cell table:style-name="ce20"/>
          <table:table-cell table:style-name="ce7" table:formula="of:=SUM([.H2:.H206])" office:value-type="float" office:value="4443.69221" calcext:value-type="float">
            <text:p>4443.69</text:p>
          </table:table-cell>
          <table:table-cell table:style-name="ce20"/>
          <table:table-cell table:style-name="ce7"/>
          <table:table-cell/>
        </table:table-row>
        <table:table-row table:style-name="ro2" table:number-rows-repeated="15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5:14:12.356984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1-25T15:15:23.420393095</dc:date>
    <meta:editing-duration>PT6H34M49S</meta:editing-duration>
    <meta:editing-cycles>206</meta:editing-cycles>
    <meta:generator>LibreOffice/6.0.7.3$Linux_X86_64 LibreOffice_project/00m0$Build-3</meta:generator>
    <meta:document-statistic meta:table-count="1" meta:cell-count="2028" meta:object-count="0"/>
  </office:meta>
</office:document-meta>
</file>